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12"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3"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5" style:family="paragraph" style:parent-style-name="Text_20_body">
      <style:paragraph-properties fo:margin-left="0cm" fo:margin-right="0cm" fo:text-align="justify" style:justify-single-word="false" fo:text-indent="0.499cm" style:auto-text-indent="false"/>
      <style:text-properties officeooo:rsid="00300ec5" officeooo:paragraph-rsid="005c6529"/>
    </style:style>
    <style:style style:name="P16"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7" style:family="paragraph" style:parent-style-name="Text_20_body">
      <style:paragraph-properties fo:margin-left="0cm" fo:margin-right="0cm" fo:text-align="justify" style:justify-single-word="false" fo:text-indent="0.499cm" style:auto-text-indent="false"/>
      <style:text-properties fo:language="ru" fo:country="RU" officeooo:rsid="0069c7d7" officeooo:paragraph-rsid="0069c7d7"/>
    </style:style>
    <style:style style:name="P18" style:family="paragraph" style:parent-style-name="Text_20_body">
      <style:paragraph-properties fo:margin-left="0cm" fo:margin-right="0cm" fo:text-align="justify" style:justify-single-word="false" fo:text-indent="0.499cm" style:auto-text-indent="false"/>
      <style:text-properties fo:language="ru" fo:country="RU" officeooo:rsid="006aae44" officeooo:paragraph-rsid="006aae44"/>
    </style:style>
    <style:style style:name="P19"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20"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21" style:family="paragraph" style:parent-style-name="Text_20_body">
      <style:paragraph-properties fo:margin-left="0cm" fo:margin-right="0cm" fo:text-align="justify" style:justify-single-word="false" fo:text-indent="0.499cm" style:auto-text-indent="false"/>
      <style:text-properties officeooo:rsid="003c8076" officeooo:paragraph-rsid="004db976"/>
    </style:style>
    <style:style style:name="P22" style:family="paragraph" style:parent-style-name="Text_20_body">
      <style:paragraph-properties fo:margin-left="0cm" fo:margin-right="0cm" fo:text-align="justify" style:justify-single-word="false" fo:text-indent="0.499cm" style:auto-text-indent="false"/>
      <style:text-properties officeooo:rsid="003c8076" officeooo:paragraph-rsid="004e3143"/>
    </style:style>
    <style:style style:name="P23" style:family="paragraph" style:parent-style-name="Text_20_body">
      <style:paragraph-properties fo:margin-left="0cm" fo:margin-right="0cm" fo:text-align="justify" style:justify-single-word="false" fo:text-indent="0.499cm" style:auto-text-indent="false"/>
      <style:text-properties officeooo:rsid="003c8076" officeooo:paragraph-rsid="005937c6"/>
    </style:style>
    <style:style style:name="P24" style:family="paragraph" style:parent-style-name="Text_20_body">
      <style:paragraph-properties fo:margin-left="0cm" fo:margin-right="0cm" fo:text-align="justify" style:justify-single-word="false" fo:text-indent="0.499cm" style:auto-text-indent="false"/>
      <style:text-properties officeooo:rsid="003c8076" officeooo:paragraph-rsid="0059bb9c"/>
    </style:style>
    <style:style style:name="P25" style:family="paragraph" style:parent-style-name="Text_20_body">
      <style:paragraph-properties fo:margin-left="0cm" fo:margin-right="0cm" fo:text-align="justify" style:justify-single-word="false" fo:text-indent="0.499cm" style:auto-text-indent="false"/>
      <style:text-properties officeooo:rsid="003c8076" officeooo:paragraph-rsid="005ad559"/>
    </style:style>
    <style:style style:name="P26" style:family="paragraph" style:parent-style-name="Text_20_body">
      <style:paragraph-properties fo:margin-left="0cm" fo:margin-right="0cm" fo:text-align="justify" style:justify-single-word="false" fo:text-indent="0.499cm" style:auto-text-indent="false"/>
      <style:text-properties officeooo:rsid="003c8076" officeooo:paragraph-rsid="005ae50c"/>
    </style:style>
    <style:style style:name="P27" style:family="paragraph" style:parent-style-name="Text_20_body">
      <style:paragraph-properties fo:margin-left="0cm" fo:margin-right="0cm" fo:text-align="justify" style:justify-single-word="false" fo:text-indent="0.499cm" style:auto-text-indent="false"/>
      <style:text-properties officeooo:rsid="003c8076" officeooo:paragraph-rsid="005de3c0"/>
    </style:style>
    <style:style style:name="P28"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paragraph-rsid="00693615"/>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3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37" style:family="paragraph" style:parent-style-name="Text_20_body">
      <style:text-properties fo:language="ru" fo:country="RU"/>
    </style:style>
    <style:style style:name="P38" style:family="paragraph" style:parent-style-name="Text_20_body">
      <style:paragraph-properties fo:text-align="justify" style:justify-single-word="false"/>
      <style:text-properties fo:language="ru" fo:country="RU"/>
    </style:style>
    <style:style style:name="P39"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40"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41" style:family="paragraph" style:parent-style-name="Text_20_body">
      <style:paragraph-properties fo:margin-top="0cm" fo:margin-bottom="0.212cm" style:contextual-spacing="false" fo:text-align="justify" style:justify-single-word="false"/>
      <style:text-properties fo:language="ru" fo:country="RU" officeooo:rsid="0031f77d" officeooo:paragraph-rsid="003354bb"/>
    </style:style>
    <style:style style:name="P42" style:family="paragraph" style:parent-style-name="Text_20_body">
      <style:paragraph-properties fo:margin-top="0cm" fo:margin-bottom="0.212cm" style:contextual-spacing="false" fo:text-align="justify" style:justify-single-word="false"/>
      <style:text-properties fo:language="ru" fo:country="RU" officeooo:rsid="0040fc3c" officeooo:paragraph-rsid="0040fc3c"/>
    </style:style>
    <style:style style:name="P43" style:family="paragraph" style:parent-style-name="Text_20_body">
      <style:paragraph-properties fo:margin-top="0cm" fo:margin-bottom="0.212cm" style:contextual-spacing="false" fo:text-align="justify" style:justify-single-word="false"/>
      <style:text-properties fo:language="ru" fo:country="RU" officeooo:rsid="0045cd10" officeooo:paragraph-rsid="0045cd10"/>
    </style:style>
    <style:style style:name="P44" style:family="paragraph" style:parent-style-name="Text_20_body">
      <style:paragraph-properties fo:margin-top="0cm" fo:margin-bottom="0.212cm" style:contextual-spacing="false" fo:text-align="justify" style:justify-single-word="false"/>
      <style:text-properties fo:language="ru" fo:country="RU" officeooo:rsid="0049503c" officeooo:paragraph-rsid="0049503c"/>
    </style:style>
    <style:style style:name="P45" style:family="paragraph" style:parent-style-name="Text_20_body">
      <style:paragraph-properties fo:margin-top="0cm" fo:margin-bottom="0.212cm" style:contextual-spacing="false" fo:text-align="justify" style:justify-single-word="false"/>
      <style:text-properties fo:language="ru" fo:country="RU" officeooo:rsid="004eac78" officeooo:paragraph-rsid="004eac78"/>
    </style:style>
    <style:style style:name="P46" style:family="paragraph" style:parent-style-name="Text_20_body">
      <style:paragraph-properties fo:margin-top="0cm" fo:margin-bottom="0.212cm" style:contextual-spacing="false" fo:text-align="justify" style:justify-single-word="false"/>
      <style:text-properties fo:language="ru" fo:country="RU" officeooo:rsid="0050032e" officeooo:paragraph-rsid="0050032e"/>
    </style:style>
    <style:style style:name="P47" style:family="paragraph" style:parent-style-name="Text_20_body">
      <style:paragraph-properties fo:margin-top="0cm" fo:margin-bottom="0.212cm" style:contextual-spacing="false" fo:text-align="justify" style:justify-single-word="false"/>
      <style:text-properties fo:language="ru" fo:country="RU" officeooo:rsid="00520e9f" officeooo:paragraph-rsid="00520e9f"/>
    </style:style>
    <style:style style:name="P48" style:family="paragraph" style:parent-style-name="Text_20_body">
      <style:paragraph-properties fo:margin-top="0cm" fo:margin-bottom="0.212cm" style:contextual-spacing="false" fo:text-align="justify" style:justify-single-word="false"/>
      <style:text-properties fo:language="ru" fo:country="RU" officeooo:rsid="00536eae" officeooo:paragraph-rsid="00536eae"/>
    </style:style>
    <style:style style:name="P49" style:family="paragraph" style:parent-style-name="Text_20_body">
      <style:paragraph-properties fo:margin-top="0cm" fo:margin-bottom="0.212cm" style:contextual-spacing="false" fo:text-align="justify" style:justify-single-word="false"/>
      <style:text-properties fo:language="ru" fo:country="RU" officeooo:rsid="0057b8d6" officeooo:paragraph-rsid="0057b8d6"/>
    </style:style>
    <style:style style:name="P50"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580bce"/>
    </style:style>
    <style:style style:name="P51" style:family="paragraph" style:parent-style-name="Text_20_body">
      <style:paragraph-properties fo:margin-top="0cm" fo:margin-bottom="0.212cm" style:contextual-spacing="false" fo:text-align="justify" style:justify-single-word="false"/>
      <style:text-properties fo:language="ru" fo:country="RU" officeooo:rsid="0058ca7e" officeooo:paragraph-rsid="0058ca7e"/>
    </style:style>
    <style:style style:name="P52"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53"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54"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55"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56" style:family="paragraph" style:parent-style-name="Text_20_body">
      <style:paragraph-properties fo:margin-top="0cm" fo:margin-bottom="0.212cm" style:contextual-spacing="false" fo:text-align="justify" style:justify-single-word="false"/>
      <style:text-properties fo:language="en" fo:country="US" officeooo:rsid="0044584a" officeooo:paragraph-rsid="0044584a"/>
    </style:style>
    <style:style style:name="P57"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5cd10"/>
    </style:style>
    <style:style style:name="P58"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47aaea"/>
    </style:style>
    <style:style style:name="P59"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512708"/>
    </style:style>
    <style:style style:name="P60" style:family="paragraph" style:parent-style-name="Text_20_body">
      <style:paragraph-properties fo:margin-top="0cm" fo:margin-bottom="0.212cm" style:contextual-spacing="false" fo:text-align="justify" style:justify-single-word="false"/>
      <style:text-properties fo:language="en" fo:country="US" officeooo:rsid="0049503c" officeooo:paragraph-rsid="0049503c"/>
    </style:style>
    <style:style style:name="P61"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4c481d"/>
    </style:style>
    <style:style style:name="P62"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65799e"/>
    </style:style>
    <style:style style:name="P63"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64" style:family="paragraph" style:parent-style-name="First_20_line_20_indent">
      <style:text-properties officeooo:rsid="0038cae1" officeooo:paragraph-rsid="0038cae1"/>
    </style:style>
    <style:style style:name="P65" style:family="paragraph" style:parent-style-name="First_20_line_20_indent">
      <style:text-properties officeooo:rsid="003a9e10" officeooo:paragraph-rsid="003a9e10"/>
    </style:style>
    <style:style style:name="P66" style:family="paragraph" style:parent-style-name="First_20_line_20_indent">
      <style:text-properties fo:language="ru" fo:country="RU" officeooo:rsid="0038cae1" officeooo:paragraph-rsid="0038cae1"/>
    </style:style>
    <style:style style:name="P67" style:family="paragraph" style:parent-style-name="First_20_line_20_indent">
      <style:text-properties fo:language="ru" fo:country="RU" officeooo:rsid="0038cae1" officeooo:paragraph-rsid="003a9e10"/>
    </style:style>
    <style:style style:name="P68" style:family="paragraph" style:parent-style-name="First_20_line_20_indent">
      <style:text-properties fo:language="ru" fo:country="RU" officeooo:rsid="003a9e10" officeooo:paragraph-rsid="003a9e10"/>
    </style:style>
    <style:style style:name="P69" style:family="paragraph" style:parent-style-name="First_20_line_20_indent">
      <style:text-properties fo:font-size="15pt" fo:language="ru" fo:country="RU" officeooo:rsid="003a9e10" officeooo:paragraph-rsid="003a9e10" style:font-size-asian="15pt" style:font-size-complex="15pt"/>
    </style:style>
    <style:style style:name="P70" style:family="paragraph" style:parent-style-name="First_20_line_20_indent">
      <style:paragraph-properties fo:margin-left="0cm" fo:margin-right="0cm" fo:text-indent="0cm" style:auto-text-indent="false"/>
      <style:text-properties officeooo:rsid="0036b666" officeooo:paragraph-rsid="0036b666"/>
    </style:style>
    <style:style style:name="P71" style:family="paragraph" style:parent-style-name="First_20_line_20_indent">
      <style:paragraph-properties fo:margin-left="0cm" fo:margin-right="0cm" fo:text-indent="0cm" style:auto-text-indent="false"/>
      <style:text-properties fo:language="ru" fo:country="RU" officeooo:rsid="0036b666" officeooo:paragraph-rsid="0036b666"/>
    </style:style>
    <style:style style:name="P7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paragraph-rsid="0062a496"/>
    </style:style>
    <style:style style:name="P7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2a496" officeooo:paragraph-rsid="0062a496"/>
    </style:style>
    <style:style style:name="P7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7e160" officeooo:paragraph-rsid="0067e160"/>
    </style:style>
    <style:style style:name="P7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93615" officeooo:paragraph-rsid="00693615"/>
    </style:style>
    <style:style style:name="P76" style:family="paragraph" style:parent-style-name="Heading_20_1">
      <style:paragraph-properties fo:margin-left="0cm" fo:margin-right="0cm" fo:text-align="center" style:justify-single-word="false" fo:text-indent="0.499cm" style:auto-text-indent="false"/>
    </style:style>
    <style:style style:name="P77" style:family="paragraph" style:parent-style-name="Text_20_body" style:list-style-name="L4">
      <style:text-properties fo:language="ru" fo:country="RU"/>
    </style:style>
    <style:style style:name="P78" style:family="paragraph" style:parent-style-name="Text_20_body" style:list-style-name="L5">
      <style:text-properties fo:language="ru" fo:country="RU" officeooo:paragraph-rsid="001adbb3"/>
    </style:style>
    <style:style style:name="P79" style:family="paragraph" style:parent-style-name="Text_20_body" style:list-style-name="L6">
      <style:paragraph-properties fo:text-align="justify" style:justify-single-word="false"/>
      <style:text-properties fo:language="ru" fo:country="RU"/>
    </style:style>
    <style:style style:name="P80" style:family="paragraph" style:parent-style-name="Text_20_body" style:list-style-name="L7">
      <style:paragraph-properties fo:text-align="justify" style:justify-single-word="false"/>
      <style:text-properties fo:language="ru" fo:country="RU"/>
    </style:style>
    <style:style style:name="P81" style:family="paragraph" style:parent-style-name="Text_20_body" style:list-style-name="L8">
      <style:paragraph-properties fo:text-align="justify" style:justify-single-word="false"/>
      <style:text-properties fo:language="ru" fo:country="RU"/>
    </style:style>
    <style:style style:name="P82"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83"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84"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85"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6"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officeooo:paragraph-rsid="00693615"/>
    </style:style>
    <style:style style:name="P8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en" fo:country="US" officeooo:paragraph-rsid="006bc731"/>
    </style:style>
    <style:style style:name="P89"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90"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91"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92" style:family="paragraph" style:parent-style-name="Text_20_body" style:list-style-name="L13">
      <style:paragraph-properties fo:margin-top="0cm" fo:margin-bottom="0.212cm" style:contextual-spacing="false" fo:text-align="justify" style:justify-single-word="false"/>
      <style:text-properties fo:language="ru" fo:country="RU" officeooo:rsid="0035994d" officeooo:paragraph-rsid="0035994d"/>
    </style:style>
    <style:style style:name="P93" style:family="paragraph" style:parent-style-name="Text_20_body" style:list-style-name="L11">
      <style:paragraph-properties fo:margin-top="0cm" fo:margin-bottom="0.212cm" style:contextual-spacing="false" fo:text-align="justify" style:justify-single-word="false"/>
      <style:text-properties officeooo:paragraph-rsid="001adbb3"/>
    </style:style>
    <style:style style:name="P94" style:family="paragraph" style:parent-style-name="Text_20_body" style:list-style-name="L14">
      <style:paragraph-properties fo:margin-top="0cm" fo:margin-bottom="0.212cm" style:contextual-spacing="false" fo:text-align="justify" style:justify-single-word="false"/>
      <style:text-properties officeooo:paragraph-rsid="003354bb"/>
    </style:style>
    <style:style style:name="P9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7e160" officeooo:paragraph-rsid="0067e160"/>
    </style:style>
    <style:style style:name="P9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86db5" officeooo:paragraph-rsid="00686db5"/>
    </style:style>
    <style:style style:name="P9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93615" officeooo:paragraph-rsid="00693615"/>
    </style:style>
    <style:style style:name="P9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bc731" officeooo:paragraph-rsid="006bc731"/>
    </style:style>
    <style:style style:name="P9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ce1d7" officeooo:paragraph-rsid="006ce1d7"/>
    </style:style>
    <style:style style:name="P10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bc731" officeooo:paragraph-rsid="006bc731"/>
    </style:style>
    <style:style style:name="P10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cd6fa" officeooo:paragraph-rsid="006cd6fa"/>
    </style:style>
    <style:style style:name="P10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bc731" officeooo:paragraph-rsid="006bc731"/>
    </style:style>
    <style:style style:name="P103" style:family="paragraph" style:parent-style-name="First_20_line_20_indent" style:list-style-name="L14"/>
    <style:style style:name="P104" style:family="paragraph" style:parent-style-name="First_20_line_20_indent" style:list-style-name="L14">
      <style:text-properties officeooo:rsid="0036b666" officeooo:paragraph-rsid="0036b666"/>
    </style:style>
    <style:style style:name="P105" style:family="paragraph" style:parent-style-name="First_20_line_20_indent" style:list-style-name="L14">
      <style:text-properties fo:language="ru" fo:country="RU" officeooo:rsid="0036b666" officeooo:paragraph-rsid="0036b666"/>
    </style:style>
    <style:style style:name="P106" style:family="paragraph" style:parent-style-name="First_20_line_20_indent" style:list-style-name="L15">
      <style:text-properties fo:language="ru" fo:country="RU" officeooo:rsid="0036b666" officeooo:paragraph-rsid="0036b666"/>
    </style:style>
    <style:style style:name="P107" style:family="paragraph" style:parent-style-name="First_20_line_20_indent" style:list-style-name="L15">
      <style:paragraph-properties fo:margin-left="0cm" fo:margin-right="0cm" fo:text-indent="0cm" style:auto-text-indent="false"/>
      <style:text-properties officeooo:rsid="0036b666" officeooo:paragraph-rsid="0036b666"/>
    </style:style>
    <style:style style:name="P108" style:family="paragraph" style:parent-style-name="Heading_20_2">
      <style:text-properties fo:language="ru" fo:country="RU"/>
    </style:style>
    <style:style style:name="P109" style:family="paragraph" style:parent-style-name="Heading_20_2">
      <style:text-properties fo:language="ru" fo:country="RU" officeooo:rsid="0042e052"/>
    </style:style>
    <style:style style:name="P110" style:family="paragraph" style:parent-style-name="Heading_20_2">
      <style:paragraph-properties fo:margin-left="0cm" fo:margin-right="0cm" fo:text-indent="0.499cm" style:auto-text-indent="false"/>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820fb"/>
    </style:style>
    <style:style style:name="T11" style:family="text">
      <style:text-properties fo:language="ru" fo:country="RU" officeooo:rsid="0038cae1"/>
    </style:style>
    <style:style style:name="T12" style:family="text">
      <style:text-properties fo:language="ru" fo:country="RU" officeooo:rsid="003a9e10"/>
    </style:style>
    <style:style style:name="T13" style:family="text">
      <style:text-properties fo:language="ru" fo:country="RU" officeooo:rsid="0042e052"/>
    </style:style>
    <style:style style:name="T14" style:family="text">
      <style:text-properties fo:language="ru" fo:country="RU" officeooo:rsid="004456ac"/>
    </style:style>
    <style:style style:name="T15" style:family="text">
      <style:text-properties fo:language="ru" fo:country="RU" officeooo:rsid="00446010"/>
    </style:style>
    <style:style style:name="T16" style:family="text">
      <style:text-properties fo:language="ru" fo:country="RU" officeooo:rsid="00460ebc"/>
    </style:style>
    <style:style style:name="T17" style:family="text">
      <style:text-properties fo:language="ru" fo:country="RU" officeooo:rsid="0049503c"/>
    </style:style>
    <style:style style:name="T18" style:family="text">
      <style:text-properties fo:language="ru" fo:country="RU" officeooo:rsid="004aba67"/>
    </style:style>
    <style:style style:name="T19" style:family="text">
      <style:text-properties fo:language="ru" fo:country="RU" officeooo:rsid="004c481d"/>
    </style:style>
    <style:style style:name="T20" style:family="text">
      <style:text-properties fo:language="ru" fo:country="RU" officeooo:rsid="004d67c9"/>
    </style:style>
    <style:style style:name="T21" style:family="text">
      <style:text-properties fo:language="ru" fo:country="RU" officeooo:rsid="004eac78"/>
    </style:style>
    <style:style style:name="T22" style:family="text">
      <style:text-properties fo:language="ru" fo:country="RU" officeooo:rsid="00512708"/>
    </style:style>
    <style:style style:name="T23" style:family="text">
      <style:text-properties fo:language="ru" fo:country="RU" officeooo:rsid="005de3c0"/>
    </style:style>
    <style:style style:name="T24" style:family="text">
      <style:text-properties fo:language="ru" fo:country="RU" officeooo:rsid="005e28af"/>
    </style:style>
    <style:style style:name="T25" style:family="text">
      <style:text-properties fo:language="ru" fo:country="RU" officeooo:rsid="0060c7f9"/>
    </style:style>
    <style:style style:name="T26" style:family="text">
      <style:text-properties fo:language="ru" fo:country="RU" officeooo:rsid="0062a496"/>
    </style:style>
    <style:style style:name="T27" style:family="text">
      <style:text-properties fo:language="ru" fo:country="RU" officeooo:rsid="00645a1a"/>
    </style:style>
    <style:style style:name="T28" style:family="text">
      <style:text-properties fo:language="ru" fo:country="RU" officeooo:rsid="00670d81"/>
    </style:style>
    <style:style style:name="T29" style:family="text">
      <style:text-properties fo:language="ru" fo:country="RU" officeooo:rsid="0067e160"/>
    </style:style>
    <style:style style:name="T30" style:family="text">
      <style:text-properties fo:language="ru" fo:country="RU" officeooo:rsid="00686db5"/>
    </style:style>
    <style:style style:name="T31" style:family="text">
      <style:text-properties fo:language="ru" fo:country="RU" officeooo:rsid="00693615"/>
    </style:style>
    <style:style style:name="T32" style:family="text">
      <style:text-properties fo:language="ru" fo:country="RU" officeooo:rsid="0069c7d7"/>
    </style:style>
    <style:style style:name="T33" style:family="text">
      <style:text-properties fo:language="ru" fo:country="RU" officeooo:rsid="0058940c"/>
    </style:style>
    <style:style style:name="T34" style:family="text">
      <style:text-properties fo:language="en" fo:country="US"/>
    </style:style>
    <style:style style:name="T35" style:family="text">
      <style:text-properties fo:language="en" fo:country="US" officeooo:rsid="0018edcf"/>
    </style:style>
    <style:style style:name="T36" style:family="text">
      <style:text-properties fo:language="en" fo:country="US" officeooo:rsid="0067e160"/>
    </style:style>
    <style:style style:name="T37" style:family="text">
      <style:text-properties fo:color="#800000"/>
    </style:style>
    <style:style style:name="T38" style:family="text">
      <style:text-properties fo:color="#800000" fo:language="ru" fo:country="RU"/>
    </style:style>
    <style:style style:name="T39" style:family="text">
      <style:text-properties style:use-window-font-color="true"/>
    </style:style>
    <style:style style:name="T40" style:family="text">
      <style:text-properties officeooo:rsid="00167d86"/>
    </style:style>
    <style:style style:name="T41" style:family="text">
      <style:text-properties officeooo:rsid="0018c4f4"/>
    </style:style>
    <style:style style:name="T42" style:family="text">
      <style:text-properties officeooo:rsid="003f3519"/>
    </style:style>
    <style:style style:name="T43" style:family="text">
      <style:text-properties fo:color="#ff3333" fo:language="ru" fo:country="RU"/>
    </style:style>
    <style:style style:name="T44" style:family="text">
      <style:text-properties officeooo:rsid="004c0973"/>
    </style:style>
    <style:style style:name="T45" style:family="text">
      <style:text-properties officeooo:rsid="0050032e"/>
    </style:style>
    <style:style style:name="T46" style:family="text">
      <style:text-properties officeooo:rsid="00512708"/>
    </style:style>
    <style:style style:name="T47" style:family="text">
      <style:text-properties officeooo:rsid="00536eae"/>
    </style:style>
    <style:style style:name="T48" style:family="text">
      <style:text-properties officeooo:rsid="0057537e"/>
    </style:style>
    <style:style style:name="T49" style:family="text">
      <style:text-properties officeooo:rsid="0057b8d6"/>
    </style:style>
    <style:style style:name="T50" style:family="text">
      <style:text-properties officeooo:rsid="0058940c"/>
    </style:style>
    <style:style style:name="T51" style:family="text">
      <style:text-properties officeooo:rsid="005e28af"/>
    </style:style>
    <style:style style:name="T52" style:family="text">
      <style:text-properties officeooo:rsid="00670d8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Последний фанфик</text:h>
      <text:p text:style-name="P1"/>
      <text:p text:style-name="P16">Оригинал (недоступен, «<text:span text:style-name="T42">спасибо» гуглу</text:span>):</text:p>
      <text:p text:style-name="P14"><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4"/>
      <text:h text:style-name="Heading_20_2" text:outline-level="2">Прочитанные фанфики</text:h>
      <text:p text:style-name="P15"><text:a xlink:type="simple" xlink:href="http://everypony.ru/fanfik-na-dosuge-iskrenne-tvoya">http://everypony.ru/fanfik-na-dosuge-iskrenne-tvoya</text:a></text:p>
      <text:p text:style-name="P15"/>
      <text:p text:style-name="P15"><text:a xlink:type="simple" xlink:href="http://everypony.ru/rasskaz-tysyacha-let-v-odinochestve">http://everypony.ru/rasskaz-tysyacha-let-v-odinochestve</text:a></text:p>
      <text:p text:style-name="P15"><text:a xlink:type="simple" xlink:href="https://darkpony.ru/vechno-moloda">https://darkpony.ru/vechno-moloda</text:a></text:p>
      <text:p text:style-name="P15"><text:a xlink:type="simple" xlink:href="https://darkpony.ru/tvajlajt-sparkl-zavarivaet-chaj/">https://darkpony.ru/tvajlajt-sparkl-zavarivaet-chaj/</text:a></text:p>
      <text:p text:style-name="P19"><text:a xlink:type="simple" xlink:href="http://everypony.ru/instrukciya-po-pravilnomu-shippingu">http://everypony.ru/instrukciya-po-pravilnomu-shippingu</text:a></text:p>
      <text:p text:style-name="P19"><text:a xlink:type="simple" xlink:href="https://darkpony.ru/pastoralnyj-fanfik-pro-krizalis">https://darkpony.ru/pastoralnyj-fanfik-pro-krizalis</text:a></text:p>
      <text:p text:style-name="P19"><text:a xlink:type="simple" xlink:href="http://everypony.ru/kogda-mne-bylo-tridcat">http://everypony.ru/kogda-mne-bylo-tridcat</text:a></text:p>
      <text:p text:style-name="P19"><text:a xlink:type="simple" xlink:href="https://darkpony.ru/samoe-zavetnoe-zhelanie/">https://darkpony.ru/samoe-zavetnoe-zhelanie/</text:a></text:p>
      <text:p text:style-name="P19"><text:a xlink:type="simple" xlink:href="https://darkpony.ru/rent-a-love">https://darkpony.ru/rent-a-love</text:a></text:p>
      <text:p text:style-name="P20"><text:a xlink:type="simple" xlink:href="https://darkpony.ru/rent-a-love-never-ever/">https://darkpony.ru/rent-a-love-never-ever/</text:a></text:p>
      <text:p text:style-name="P20"><text:a xlink:type="simple" xlink:href="http://everypony.ru/fanfik-na-dosuge-princessa-selestiya-nenavidit-chaj">http://everypony.ru/fanfik-na-dosuge-princessa-selestiya-nenavidit-chaj</text:a></text:p>
      <text:p text:style-name="P20"><text:a xlink:type="simple" xlink:href="https://darkpony.ru/to-chto-ty-ne-xochesh-znat/">https://darkpony.ru/to-chto-ty-ne-xochesh-znat/</text:a></text:p>
      <text:p text:style-name="P20"/>
      <text:p text:style-name="P20"><text:a xlink:type="simple" xlink:href="http://everypony.ru/rasskaz-zabiraj">http://everypony.ru/rasskaz-zabiraj</text:a></text:p>
      <text:p text:style-name="P20"><text:a xlink:type="simple" xlink:href="http://stories.everypony.ru/story/32/download/Selestiya_tozhe_lyubit_maffiny.html.zip">http://stories.everypony.ru/story/32/download/Selestiya_tozhe_lyubit_maffiny.html.zip</text:a></text:p>
      <text:p text:style-name="P21"><text:a xlink:type="simple" xlink:href="http://everypony.ru/rasskaz-upavshee-nebo">http://everypony.ru/rasskaz-upavshee-nebo</text:a></text:p>
      <text:p text:style-name="P22"><text:a xlink:type="simple" xlink:href="http://everypony.ru/rasskaz-fabrika-radug">http://everypony.ru/rasskaz-fabrika-radug</text:a></text:p>
      <text:p text:style-name="P22"><text:a xlink:type="simple" xlink:href="http://everypony.ru/rasskaz-po-tu-storonu-radugi">http://everypony.ru/rasskaz-po-tu-storonu-radugi</text:a></text:p>
      <text:p text:style-name="P23"><text:a xlink:type="simple" xlink:href="http://everypony.ru/rasskaz-iz-chego-sostoit-raduga">http://everypony.ru/rasskaz-iz-chego-sostoit-raduga</text:a></text:p>
      <text:p text:style-name="P23"><text:a xlink:type="simple" xlink:href="http://everypony.ru/rasskaz-i-krylyami-svoimi-ya-ukroyu-tebya">http://everypony.ru/rasskaz-i-krylyami-svoimi-ya-ukroyu-tebya</text:a></text:p>
      <text:p text:style-name="P23"><text:a xlink:type="simple" xlink:href="https://darkpony.ru/ksenofiliya/">https://darkpony.ru/ksenofiliya/</text:a></text:p>
      <text:p text:style-name="P24"><text:a xlink:type="simple" xlink:href="https://darkpony.ru/xudozhnik-v-ekvestrii-dobavlena-sedmaya-glava/">https://darkpony.ru/xudozhnik-v-ekvestrii-dobavlena-sedmaya-glava/</text:a></text:p>
      <text:p text:style-name="P24"><text:a xlink:type="simple" xlink:href="https://darkpony.ru/ulybka-aktrisy/">https://darkpony.ru/ulybka-aktrisy/</text:a></text:p>
      <text:p text:style-name="P24"><text:a xlink:type="simple" xlink:href="https://darkpony.ru/liniya-gorizonta/">https://darkpony.ru/liniya-gorizonta/</text:a></text:p>
      <text:p text:style-name="P24"><text:a xlink:type="simple" xlink:href="http://everypony.ru/rasskaz-svet-vo-tme">http://everypony.ru/rasskaz-svet-vo-tme</text:a></text:p>
      <text:p text:style-name="P24"><text:a xlink:type="simple" xlink:href="http://everypony.ru/rasskaz-apollon">http://everypony.ru/rasskaz-apollon</text:a></text:p>
      <text:p text:style-name="P25"><text:a xlink:type="simple" xlink:href="http://everypony.ru/rasskaz-ponifikaciya-stroptivyx">http://everypony.ru/rasskaz-ponifikaciya-stroptivyx</text:a></text:p>
      <text:p text:style-name="P25"><text:soft-page-break/><text:a xlink:type="simple" xlink:href="http://everypony.ru/ponytopia">http://everypony.ru/ponytopia</text:a></text:p>
      <text:p text:style-name="P25"><text:a xlink:type="simple" xlink:href="http://everypony.ru/rasskaz-maxovik-apokalipsisa">http://everypony.ru/rasskaz-maxovik-apokalipsisa</text:a></text:p>
      <text:p text:style-name="P25"><text:a xlink:type="simple" xlink:href="https://darkpony.ru/keksiki-cupcakes/">https://darkpony.ru/keksiki-cupcakes/</text:a></text:p>
      <text:p text:style-name="P26"><text:a xlink:type="simple" xlink:href="https://darkpony.ru/keksiki-reabilitaciya/">https://darkpony.ru/keksiki-reabilitaciya/</text:a></text:p>
      <text:p text:style-name="P26"><text:a xlink:type="simple" xlink:href="https://darkpony.ru/adazhio-dueta-strunnyx-instrumentov/">https://darkpony.ru/adazhio-dueta-strunnyx-instrumentov/</text:a></text:p>
      <text:p text:style-name="P26"><text:a xlink:type="simple" xlink:href="https://darkpony.ru/chto-sluchilos-v-eppldzhek-podarok/">https://darkpony.ru/chto-sluchilos-v-eppldzhek-podarok/</text:a></text:p>
      <text:p text:style-name="P26"><text:a xlink:type="simple" xlink:href="https://darkpony.ru/pz1/">https://darkpony.ru/pz1/</text:a></text:p>
      <text:p text:style-name="P26"/>
      <text:p text:style-name="P27">Обзоры:</text:p>
      <text:p text:style-name="P27"><text:a xlink:type="simple" xlink:href="http://everypony.ru/po-sledam-epizoda-magical-mystery-cure-volshebnoe-tainstvennoe-chudodejstvie">http://everypony.ru/po-sledam-epizoda-magical-mystery-cure-volshebnoe-tainstvennoe-chudodejstvie</text:a></text:p>
      <text:p text:style-name="P27"><text:a xlink:type="simple" xlink:href="http://tabun.everypony.ru/blog/science/75513.html">http://tabun.everypony.ru/blog/science/75513.html</text:a></text:p>
      <text:p text:style-name="P27"/>
      <text:p text:style-name="P27"/>
      <text:h text:style-name="Heading_20_2" text:outline-level="2">Идеи</text:h>
      <text:p text:style-name="P27"><text:span text:style-name="T23">1) </text:span>добавить детектив <text:span text:style-name="T23">(реализовано)</text:span>+ магические уроки/трактаты Старсвирла</text:p>
      <text:p text:style-name="P17">2) Книги:</text:p>
      <text:p text:style-name="P17">- «Высшие заклинания в повседневном использовании: от песчинки до дворца»</text:p>
      <text:p text:style-name="P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p text:style-name="P17">– <text:s/>Дасти Вейфарер «Зебрианская культура, быт и фольклор»</text:p>
      <text:p text:style-name="P17">– «Краткая история Эквестрии»</text:p>
      <text:p text:style-name="P17">– «Шедевры архитектуры Эквестрии» с разделом о Кантерлотском Королевском Дворце</text:p>
      <text:p text:style-name="P18">– «Великие дела и великие чары». Страница 893: ...</text:p>
      <text:p text:style-name="P17"/>
      <text:p text:style-name="P27"/>
      <text:h text:style-name="Heading_20_2" text:outline-level="2">Действующие лица</text:h>
      <text:p text:style-name="P27">nМакс\nВлад\nНексус\nСелестия\nЛуна\nДискорд\nТвайлайт Спаркл\nСпайк\nРэрити\nРэйнбоу Дэш\nПинки Пай\nЭпплджек\nФлаттершай\nКимеринн Брэйвкнайт\nХорст Мэдтроттер\nКалрус Клодвэй\nАлекс\nРостик\nСтас\nРома\nАнджела\nПоложения\nСноски\nСюжет (кратко).\nСюжет (детально).\nТерра\nЗамок принцесс\nКантерлот\nРассказ Селестии (“1001 ночь”)\nЛСД-чаепитие\nРейд пони-рэйнджеров\nРейд пони-рэйнджеров-2 (продолжение рейда пони-рэйнджеров)\nПродолжение ЛСД-чаепития\nВ библиотеке замка Селестии\nПонивилль\nЗнакомство с Элементами Гармонии\nПервый сеанс двойного сна. Рэрити\nДень с Пинки\nДень с Рэйнбоу Дэш\nСон Рэрити\nПервый сон РД. Рекурсия\nВторой сон РД. Праздник опавших листьев\nТретий сон РД. Fallout\nЧетвёртый сон РД. Объединяющий\nИсчезновение Селестии\nПоиск решения\nПоход к замку <text:soft-page-break/>Принцес-2\nТерра\nПрибытие\nПоиски\nБезнадёжность\nСлед\nЗемля\n\n\n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
      <text:p text:style-name="P13">\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text:soft-page-break/>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text:soft-page-break/>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text:soft-page-break/>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text:soft-page-break/>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text:soft-page-break/>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text:soft-page-break/>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text:soft-page-break/>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text:soft-page-break/>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text:soft-page-break/>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text:soft-page-break/>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text:soft-page-break/>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text:soft-page-break/>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text:soft-page-break/>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text:soft-page-break/>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text:soft-page-break/>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text:soft-page-break/>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text:soft-page-break/>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text:soft-page-break/>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text:soft-page-break/>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text:soft-page-break/>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text:soft-page-break/>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text:soft-page-break/>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text:soft-page-break/>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text:soft-page-break/>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text:soft-page-break/>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text:soft-page-break/>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text:soft-page-break/>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text:soft-page-break/>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text:soft-page-break/>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text:soft-page-break/>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text:soft-page-break/>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text:soft-page-break/>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text:soft-page-break/>-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text:soft-page-break/>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text:soft-page-break/>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text:soft-page-break/>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text:soft-page-break/>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text:soft-page-break/>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text:soft-page-break/>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text:soft-page-break/>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text:soft-page-break/>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text:soft-page-break/>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text:soft-page-break/>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oft-page-break/><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text:soft-page-break/>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text:soft-page-break/>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text:soft-page-break/>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8">javascript"&gt;DOCS_modelChunk = [{"ty":"is","s":"– Ну хорошо, продолжу. “Как успехи в поисках принцессы Селестии? Пиши нам, пожалуйста, побольше. Ты так и</text:p>
      <text:p text:style-name="P29">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9">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9">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9">ется вовсю, пока мы тут ночей не спим. А ну дай-ка…\nЭпплджек выхватила листок и начала править текст.\n– Так… Так… И вот так! Теперь порядок! – Эпплдже</text:p>
      <text:p text:style-name="P29">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9">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9">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9">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9">.\n– “Надеюсь, ты скоро найдёшь нашу принцессу.” – продолжила Флаттершай. – “Потому что нам её искать плохо получается. Макс долго искал и, наконец, наш</text:p>
      <text:p text:style-name="P29">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9">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9">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9">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9"><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9">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9"><text:soft-page-break/>же о Гарри.\n– Что-то мне это напоминает.\n– Что?\n– То, что с Максом происходит в последнее время. Стоит ему нос из дому высунуть - как на него свалива</text:p>
      <text:p text:style-name="P29">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9">жей! \n– Лучше бы он от нас просто отстал. Мы ему ничего плохого не сделали. – вздохнула Флаттершай и продолжила. – “Надеюсь, у тебя всё хорошо? Ты так</text:p>
      <text:p text:style-name="P29">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9"><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9">л снеговик — он съехал на него с пригорка и Макс еле вырвался.”\n– Агась, вырвался бы он, если бы не я. Дай-ка сюда письмо...\n– “...хорошо, что рядом б</text:p>
      <text:p text:style-name="P29">ыла Эпплджек и спасла его...”. – Так годится?\n– Пожалуй, да.\n– Хорошо. – “В общем, приезжай скорее. Так хочется, чтоб мы снова были вместе и чтобы все</text:p>
      <text:p text:style-name="P29"><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9">.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29">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9">Твоя Флатти”.\n– Да-да, я мигом! – Девушка схватила листок бумаги и помчалась к ноутбуку.\n\nОзарение\n\n\u003cФлаттершай смотрит млп и говорит - всё не</text:p>
      <text:p text:style-name="P29"><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9">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9"/>
      <text:p text:style-name="P28"/>
      <text:p text:style-name="P29"/>
      <text:h text:style-name="P110" text:outline-level="2">Озарение</text:h>
      <text:p text:style-name="P28">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2441622121765113252" text:style-name="L1">
        <text:list-item>
          <text:p text:style-name="P82">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3526008266001520423" text:style-name="L2">
        <text:list-item>
          <text:p text:style-name="P83">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83"><text:soft-page-break/>Ну хорошо. Убедила. В конце-концов, можем поступить так. Вы с Флатти вернётесь обратно а я продолжу поиски здесь.</text:p>
        </text:list-item>
        <text:list-item>
          <text:p text:style-name="P83">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83">Вы можете связываться со мной раз в месяц по коридору.</text:p>
        </text:list-item>
        <text:list-item>
          <text:p text:style-name="P83">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83">Ну, не раз в месяц <text:span text:style-name="T34">—</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9">Эпплджек недоверчиво хмыкнула.</text:p>
      <text:list xml:id="list2358432504323908549" text:style-name="L3">
        <text:list-item>
          <text:p text:style-name="P84">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84">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84">Конечно оставаться. Кто ещё, кроме нас, может найти её?</text:p>
        </text:list-item>
        <text:list-item>
          <text:p text:style-name="P84">Я думал, ты не сможешь оставить Энджела и всех остальных надолго.</text:p>
        </text:list-item>
        <text:list-item>
          <text:p text:style-name="P84">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85">Извини, Флаттершай, забылся.</text:p>
        </text:list-item>
        <text:list-item>
          <text:p text:style-name="P85">Та ладно, я ж не против, – возразила Эпплджек. – Не парься, Флатти. Было б хуже, если б он <text:s/>назвал меня Эпплджек на людях.</text:p>
        </text:list-item>
        <text:list-item>
          <text:p text:style-name="P85">Ты так... – запнулась Флаттершай. – Так быстро забыла свою ферму. И...</text:p>
        </text:list-item>
        <text:list-item>
          <text:p text:style-name="P85">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85">Как ты можешь так говорить? – расплакалась Флаттершай.</text:p>
        </text:list-item>
        <text:list-item>
          <text:p text:style-name="P85">Эй, девушки, не ссорьтесь! Мы — одна команда! И надеюсь, останемся ею и в дальнейшем. </text:p>
          <text:p text:style-name="P8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85">А если нет? – Эпплджек смотрела мне мне прямо в глаза.</text:p>
          <text:p text:style-name="P85">Я молча пожал плечами. Эпплджек уверенно продолжила.</text:p>
        </text:list-item>
        <text:list-item>
          <text:p text:style-name="P85">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text:soft-page-break/>не остаётся.</text:p>
        </text:list-item>
        <text:list-item>
          <text:p text:style-name="P85">Спасибо, ЭйДжей.</text:p>
        </text:list-item>
        <text:list-item>
          <text:p text:style-name="P85">Я об Эквестрии беспокоюсь. – ворчливо отозвалась Эпплджек. – Надо разобраться с этой ерундой наконец-то. И я чертовски намерена это сделать.</text:p>
          <text:p text:style-name="P85">Флаттершай пробормотала нечто, показавшееся мне знакомым.</text:p>
        </text:list-item>
        <text:list-item>
          <text:p text:style-name="P85">Флатти, ты что-то сказала? Я не расслышал.</text:p>
        </text:list-item>
        <text:list-item>
          <text:p text:style-name="P85">Намерение Изменяет Реальность.</text:p>
        </text:list-item>
        <text:list-item>
          <text:p text:style-name="P85">Эээ. А где ты слышала эту фразу, если не секрет?</text:p>
        </text:list-item>
        <text:list-item>
          <text:p text:style-name="P85">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85">У меня как будто вспыхнула лампочка в мозгу. Кирпичики быстро выстраивались в целостную картину. Я ринулся в прихожую.</text:p>
        </text:list-item>
        <text:list-item>
          <text:p text:style-name="P85">Флатти, ЭйДжей, буду через час. Ждите!</text:p>
        </text:list-item>
      </text:list>
      <text:p text:style-name="P29"/>
      <text:h text:style-name="P108" text:outline-level="2">Почти.</text:h>
      <text:p text:style-name="P32">В офисе меня встретил лыбящийся Стас.</text:p>
      <text:p text:style-name="P3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34">рас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4">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владовском домашнем компьютере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text:soft-page-break/>Ниточка, чуть было не прервавшаяся в офисе, повела в квартиру Влада.</text:p>
      <text:p text:style-name="P32"/>
      <text:h text:style-name="P109" text:outline-level="2">Дискорд</text:h>
      <text:p text:style-name="Text_20_body"/>
      <text:p text:style-name="P37">Девушки поспешно собирались, пока я растолковывал им задачу.</text:p>
      <text:list xml:id="list8830918995537468473" text:style-name="L4">
        <text:list-item>
          <text:p text:style-name="P77">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77">Это тот твой приятель, который разбился с полгода назад? – спросила Эпплджек.</text:p>
        </text:list-item>
      </text:list>
      <text:list xml:id="list5670561082834854163" text:style-name="L5">
        <text:list-item>
          <text:p text:style-name="P78">Да, это он.</text:p>
        </text:list-item>
        <text:list-item>
          <text:p text:style-name="P78">А как мы попадём в его квартиру? Там сейчас кто-то живёт? – Флаттершай прыгала на одной ноге, натягивая кед.</text:p>
        </text:list-item>
        <text:list-item>
          <text:p text:style-name="P78">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3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38">В гараже я обошёл старый верный <text:span text:style-name="T34">Nissan Navara</text:span> и направился к маленькому электрическому <text:span text:style-name="T34">Eva. </text:span>Для того, чтоб не привлекать внимание, самое оно. <text:s/><text:span text:style-name="T34">&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34">&gt;</text:span></text:p>
      <text:p text:style-name="P3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4">&lt;</text:span>Плохо написано!<text:span text:style-name="T34">&gt;</text:span></text:p>
      <text:p text:style-name="P38">Я поднёс брелок пропуска к домофону, но дверь подъезда не открылась. Замигала красная лампочка и зажужжал зуммер.</text:p>
      <text:p text:style-name="P38">Я выругался.</text:p>
      <text:list xml:id="list701486446686444826" text:style-name="L6">
        <text:list-item>
          <text:p text:style-name="P79">Макс, что случилось? У нас проблемы?</text:p>
        </text:list-item>
        <text:list-item>
          <text:p text:style-name="P79">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3365670200616937227" text:style-name="L7">
        <text:list-item>
          <text:p text:style-name="P80">Так что, будем ломать дверь? – Эпплджек критически осмотрелась, подмечая бабулек на лавочке и зевак во внутреннем скверике.</text:p>
        </text:list-item>
      </text:list>
      <text:list xml:id="list337477829376031730" text:style-name="L8">
        <text:list-item>
          <text:p text:style-name="P81">Нет нужды. Лучше станьте-ка сзади меня так, чтобы заслонить от этих бабулек и от вооон той камеры наблюдения.</text:p>
        </text:list-item>
      </text:list>
      <text:list xml:id="list2336194002889883775" text:style-name="L9">
        <text:list-header>
          <text:p text:style-name="P8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40">посторонних</text:span>, будем действовать аккуратнее.</text:p>
        </text:list-header>
      </text:list>
      <text:p text:style-name="P32">Я достал из внутреннего кармана куртки короткий <text:span text:style-name="T40">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list xml:id="list3562258093125957835" text:style-name="L10">
        <text:list-item>
          <text:p text:style-name="P89">Девушки, заходим.</text:p>
        </text:list-item>
      </text:list>
      <text:p text:style-name="P35">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41">По моему опыту работы в “аквариуме” я знаю, что, к</text:span>ак правило, за <text:span text:style-name="T41">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4"><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3">Прихожая встретила нас толстым слоем пыли. Мы тихонько прошли внутрь и я закрыл дверь изнутри.</text:p>
      <text:p text:style-name="P36"><text:span text:style-name="T5">Компьютер</text:span> стоял там же, где и обычно <text:span text:style-name="T1">— в личном кабинете Влада на столе у окна.</text:span></text:p>
      <text:list xml:id="list3666719875159376166" text:style-name="L11">
        <text:list-item>
          <text:p text:style-name="P93"><text:span text:style-name="T3">Макс, тут окно разбито! </text:span><text:span text:style-name="T35">&lt;</text:span><text:span text:style-name="T3">И верёвка какая-то висит.</text:span><text:span text:style-name="T35">&gt;</text:span><text:span text:style-name="T3"> – крикнула Флаттершай из кухни.</text:span></text:p>
        </text:list-item>
        <text:list-item>
          <text:p text:style-name="P90">Оставь, Флатти, не сейчас! – отмахнулся я.</text:p>
        </text:list-item>
      </text:list>
      <text:p text:style-name="P63">Лампочка питания н<text:span text:style-name="T46">а</text:span> <text:span text:style-name="T46">ноутбуке</text:span> горела, <text:s/>но <text:span text:style-name="T46">подключенный </text:span>монитор оставался тёмным. Я постучал по пробелу, но безрезультатно.</text:p>
      <text:list xml:id="list8844818701500517967" text:style-name="L12">
        <text:list-item>
          <text:p text:style-name="P91">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91">Монитор выключен. – <text:s/>раздалось из угла. Кресло с высокой спинкой повернулось, открыв нашим взорам Дискорда. </text:p>
        </text:list-item>
      </text:list>
      <text:p text:style-name="P52"><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41">Он приподнял панамку, дурашливо здороваясь.</text:p>
      <text:list xml:id="list6469845339875100886" text:style-name="L13">
        <text:list-item>
          <text:p text:style-name="P92">Оп-па! – пробормотала Эпплджек. – Нежданчик!</text:p>
        </text:list-item>
      </text:list>
      <text:list xml:id="list1676981136265234680" text:style-name="L14">
        <text:list-item>
          <text:p text:style-name="P94"><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103"><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104"><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105"><text:soft-page-break/>Видишь ли, дорогая Эй-Джей, я с самого начала знал, где находится наша уважаемая принцесса, <text:span text:style-name="T46">а времени в обрез, так что</text:span>...</text:p>
        </text:list-item>
      </text:list>
      <text:p text:style-name="P71">В проёме дверей появилась Флаттершай.</text:p>
      <text:list xml:id="list8189605216254560472" text:style-name="L15">
        <text:list-item>
          <text:p text:style-name="P106">С кем это вы тут разговариваете?</text:p>
          <text:p text:style-name="P107"><text:span text:style-name="T1">Дискорд обернулся было на голос и в этот момент я </text:span><text:span text:style-name="T10">швырнул в него кружкой и </text:span><text:span text:style-name="T1">бросился через комнату к нему, занося над головой стул.</text:span></text:p>
        </text:list-item>
      </text:list>
      <text:p text:style-name="P70"><text:span text:style-name="T1">Ог</text:span><text:span text:style-name="T11">лушённый</text:span><text:span text:style-name="T1"> Дискорд попытался было отъехать на кресле в сторону, но </text:span><text:span text:style-name="T11">я припёр его стулом к стенке.</text:span></text:p>
      <text:p text:style-name="P66">– Жанна, Флатти, хватайте <text:span text:style-name="T46">ноут</text:span> и на выход! Я с ним разберусь! Не теряйте вре...!</text:p>
      <text:p text:style-name="P64"><text:span text:style-name="T1">– Т</text:span><text:span text:style-name="T12">Ы</text:span><text:span text:style-name="T1"> </text:span><text:span text:style-name="T12">ИДИО</text:span><text:span text:style-name="T1">...!!!</text:span></text:p>
      <text:p text:style-name="P67">Дискорд <text:s/>зорал одновременно со мной, прикрываясь от меня руками, когда раздался оглушительный</text:p>
      <text:p text:style-name="P67">...</text:p>
      <text:p text:style-name="P69">БАХ!!!</text:p>
      <text:p text:style-name="P68">…</text:p>
      <text:p text:style-name="P65"><text:span text:style-name="T12">Э</text:span><text:span text:style-name="T1">пплджек с <text:s/>нервным всхлипом опустила толстенный том «Энтерпрайз-паттернов» , издание девятое, дополненное.</text:span></text:p>
      <text:p text:style-name="P40">На лице Дискорда появилось удивлённо-мечтательное выражение и он вырубился.</text:p>
      <text:p text:style-name="P40"/>
      <text:h text:style-name="Heading_20_2" text:outline-level="2">Селестия</text:h>
      <text:p text:style-name="P39"/>
      <text:p text:style-name="P53">&gt;\<text:span text:style-name="T1">Привет, Селестия. Это Макс. Как себя чувствуешь?</text:span></text:p>
      <text:p text:style-name="P53">&lt;\<text:span text:style-name="T1">Макс? МАКС??? МА-А-А-АКС!!! Н</text:span><text:span text:style-name="T21">АКОНЕЦ</text:span><text:span text:style-name="T1">-</text:span><text:span text:style-name="T21">ТО</text:span><text:span text:style-name="T1">! </text:span><text:span text:style-name="T21">КАК Я РАДА ТЕБЯ СЛЫШАТЬ</text:span><text:span text:style-name="T1">! </text:span></text:p>
      <text:p text:style-name="P54">&gt;\<text:span text:style-name="T1">Я рад, что нашёл тебя, Тия.</text:span></text:p>
      <text:p text:style-name="P54">&lt;\<text:span text:style-name="T1">А </text:span><text:span text:style-name="T21">УЖ</text:span><text:span text:style-name="T1"> </text:span><text:span text:style-name="T21">Я</text:span><text:span text:style-name="T1">-</text:span><text:span text:style-name="T21">ТО</text:span><text:span text:style-name="T1"> </text:span><text:span text:style-name="T21">КА</text:span><text:span text:style-name="T1"> </text:span><text:span text:style-name="T2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5">&gt;\<text:span text:style-name="T1">Тия, я сейчас подключу микрофон и колонки, и мы сможем общаться более удобно.</text:span></text:p>
      <text:p text:style-name="P42">…</text:p>
      <text:p text:style-name="P42">– Привет опять. Как ты меня слышишь?</text:p>
      <text:p text:style-name="P55"><text:span text:style-name="T1">– О, Макс, я наконец-то именно СЛЫШУ твой голос, а не чувствую тебя какой-то </text:span><text:span text:style-name="T21">задней </text:span><text:span text:style-name="T1">частью сознания. </text:span><text:span text:style-name="T13">Это чудесно! Я уже отвыкла от звуков. Мне казалось, я оглохла и ослепла. </text:span><text:span text:style-name="T14">Ужасное состояние.</text:span></text:p>
      <text:p text:style-name="P56">– <text:span text:style-name="T1">Могу себе представить. Как-то раз я провёл </text:span><text:span text:style-name="T15">три часа камере</text:span><text:span text:style-name="T1"> сенсорной депривации.</text:span><text:span text:style-name="T15"> </text:span><text:span text:style-name="T22">М</text:span><text:span text:style-name="T15">не не понравилось.</text:span></text:p>
      <text:p text:style-name="P57"><text:span text:style-name="T15">– </text:span><text:span text:style-name="T1">Эммм... Ваше Высочество, вы в порядке? Мы так рады, что </text:span><text:span text:style-name="T16">наконец-то </text:span><text:span text:style-name="T1">нашли Вас! – вклинилась в разговор Эпплджек.</text:span></text:p>
      <text:p text:style-name="P43">– Кто тут? Макс, кто ещё с тобой?</text:p>
      <text:p text:style-name="P57"><text:span text:style-name="T1">– Со мной Эпплджек и Флаттершай. Мы пришли сюда полгода </text:span>&lt;<text:span text:style-name="T43">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58">– <text:span text:style-name="T1">Девочки? Я рада вас слышать. А Твайлайт нет рядом?</text:span></text:p>
      <text:p text:style-name="P59"><text:soft-page-break/><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7">с небольшим </text:span><text:span text:style-name="T1">дня они должны опять открыть его.</text:span></text:p>
      <text:p text:style-name="P59"><text:span text:style-name="T1">При этих словах Дискорд замычал и задёргался. </text:span><text:span text:style-name="T17">Эпплджек нахмурилась и проверила верёвки, привязывающие его к спинке стула.</text:span></text:p>
      <text:p text:style-name="P59"><text:span text:style-name="T22">– </text:span><text:span text:style-name="T1">Нам надо подумать, как быть с тобой. Не можем же мы переправ</text:span><text:span text:style-name="T22">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44">– Ноутбук — так называется место, где я нахожусь сейчас? <text:span text:style-name="T46">А к</text:span>то это мычит?</text:p>
      <text:p text:style-name="P44">– Да, <text:span text:style-name="T46">ноут — </text:span>это такая тюрьма, которая... ммм... прекратит своё существование в Эквестрии <text:span text:style-name="T44">достаточно</text:span> быстро. Вместе с тобой. Мычит таки Дискорд. У него во рту кляп.</text:p>
      <text:p text:style-name="P60"><text:span text:style-name="T1">– </text:span><text:span text:style-name="T19">О, духи предков, </text:span><text:span text:style-name="T20">но </text:span><text:span text:style-name="T19">з</text:span><text:span text:style-name="T18">ачем??? </text:span><text:span text:style-name="T26">Почему у него кляп во рту?</text:span></text:p>
      <text:p text:style-name="P62"><text:span text:style-name="T18">– </text:span><text:span text:style-name="T27">Мы связали его. </text:span><text:span text:style-name="T1">Он нас предал. И тебя. И Эквестрию. Всех.</text:span></text:p>
      <text:p text:style-name="P61"><text:span text:style-name="T1">При этих словах Эпплджек и Флаттершай </text:span><text:span text:style-name="T21">непонимающе</text:span><text:span text:style-name="T1"> уставились на меня, а Дискорд протестующе замычал.</text:span></text:p>
      <text:p text:style-name="P45">Я начал рассказывать о своих догадках, <text:span text:style-name="T47">и</text:span> непонимающее выражение <text:span text:style-name="T45">на лицах девушек </text:span>сменилось <text:span text:style-name="T47">удивлением.</text:span></text:p>
      <text:p text:style-name="P46">– Н<text:span text:style-name="T47">ифигасе!</text:span> – Эпплджек <text:span text:style-name="T49">уставилась на Дискорда</text:span>. – <text:span text:style-name="T47">Никогда бы не догадалась! Он</text:span>, конечно, пиз<text:span text:style-name="T34">#</text:span>обол и распи<text:span text:style-name="T34">#</text:span>дяй, но <text:span text:style-name="T47">чтоб</text:span> предатель... <text:span text:style-name="T47">Я о таком и не думала даже.</text:span></text:p>
      <text:p text:style-name="P47"><text:span text:style-name="T46">– </text:span>А зачем тогда ты <text:span text:style-name="T51">приложила</text:span> его книгой? – непонимающе уставился я на неё.</text:p>
      <text:p text:style-name="P47">– Потому что ты напал на него. Я и подумала — тебе виднее. И помогла.</text:p>
      <text:p text:style-name="P48">Флаттершай <text:span text:style-name="T48">отрицающе мотнула головой.</text:span></text:p>
      <text:p text:style-name="P49"><text:span text:style-name="T48">– </text:span>Не может Дискорд быть предателем. Он мой друг.</text:p>
      <text:p text:style-name="P49">Дискорд благодарственно замычал и закивал головой.</text:p>
      <text:p text:style-name="P50">– Он хотел убить меня!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51">Дискорд завёл глаза на лоб и обречённо завыл.</text:p>
      <text:p text:style-name="P50">– Макс, постой. Дай мне поговорить с ним. <text:span text:style-name="T50">– сказала Селестия. – Не могу поверить, что Дискорд на такое пошёл.</text:span></text:p>
      <text:p text:style-name="P51"><text:span text:style-name="T50">– </text:span>Ну хорошо. Поговори. Послушаем, что он скажет.</text:p>
      <text:p text:style-name="P51">Я красноречиво <text:span text:style-name="T52">покачал</text:span> кулак <text:span text:style-name="T52">перед его носом </text:span>и вытащил кляп.</text:p>
      <text:p text:style-name="P51">...</text:p>
      <text:p text:style-name="P72"><text:span text:style-name="T24">– Ффы, тьфу, пффф, пфу! </text:span><text:span text:style-name="T28">Ну з</text:span><text:span text:style-name="T26">а что мне такое наказание?! </text:span><text:span text:style-name="T28">Пытаешься творить людям добро и в благодарность получаешь в морду! </text:span><text:span text:style-name="T26">Вы всегда так на людей кидаетесь вместо приветствия?! </text:span><text:span text:style-name="T25">Святые яйца</text:span><text:span text:style-name="T24">, мир полон идиотов (к тебе, дорогая Флаттершай, это не относится)!!!</text:span></text:p>
      <text:p text:style-name="P73"><text:span text:style-name="T24">– </text:span><text:span text:style-name="T1">Кончай устраивать цирк! </text:span><text:span text:style-name="T28">Я дал тебе возможность говорить только потому, что меня попросила Селестия. Не сумеешь в течение пяти минут объяснить своё поведение </text:span><text:span text:style-name="T36">— </text:span><text:span text:style-name="T29">получишь кляп обратно.</text:span></text:p>
      <text:p text:style-name="P74"><text:span text:style-name="T1">– Это я-то устраиваю цирк??! Да ты НА СЕБЯ ПОСМОТРИ!!! </text:span><text:span text:style-name="T30">На людей кидаешься, ч</text:span><text:span text:style-name="T1">ашками бросаешься, вон, мне нос разбил! Дерёшься...</text:span></text:p>
      <text:p text:style-name="P95">Я угрожающе поднёс тряпку к лицу Дискорда.</text:p>
      <text:p text:style-name="P74"><text:span text:style-name="T1">– Ещё одно слово в таком тоне, и </text:span><text:span text:style-name="T31">ты заткнёшься, а</text:span><text:span text:style-name="T1"> мы </text:span><text:span text:style-name="T30">уйдём в Эквестрию без тебя!</text:span></text:p>
      <text:p text:style-name="P96">– Ой-ёй-ёй, как я испугался! – передразнил меня Дискорд. – Ещё одно слово в таком тоне, и никто <text:soft-page-break/>никуда не уйдёт. Ни в какую Эквестрию....</text:p>
      <text:p text:style-name="P96">Дискорд демонстративно закрыл рот и посвистывая уставился в потолок.</text:p>
      <text:p text:style-name="P98">У меня не было идей по-поводу того, как разговорить Дискорда и разговор зашёл в тупик.</text:p>
      <text:p text:style-name="P100"/>
      <text:p text:style-name="P102">На мониторе высветился текст:</text:p>
      <text:p text:style-name="P100">&gt;\<text:span text:style-name="T1">Макс – не использую колонки – это должно остаться между нами… Дискорд что-то знает. Он нам не враг. В незадолго до моего исхода из Эквестрии</text:span><text:span text:style-name="T33">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text:span></text:p>
      <text:p text:style-name="P101"><text:span text:style-name="T33">П</text:span><text:span text:style-name="T1">осле чего Селестия вслух обратилась к Дискорду.</text:span></text:p>
      <text:p text:style-name="P99">– Дорогой, сейчас не время для ссор.</text:p>
      <text:p text:style-name="P99"/>
      <text:p text:style-name="P97">Флаттершай </text:p>
      <text:p text:style-name="P75"><text:span text:style-name="T1">– Ну-ка, ну-ка, говори. – Я решил сменить </text:span><text:span text:style-name="T32">гнев на милость</text:span></text:p>
      <text:p text:style-name="P88"><text:span text:style-name="T33"/></text:p>
      <text:p text:style-name="P32"/>
      <text:p text:style-name="P31">&lt;<text:span text:style-name="T38">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37">ц</text:span><text:span text:style-name="T38">-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87"/>
      <text:p text:style-name="P31"><text:span text:style-name="T38">Дискорд говорит, что понял, где находится селестия, когда глянул на серверную. А раз макс перед </text:span><text:soft-page-break/><text:span text:style-name="T38">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39">&gt;</text:span></text:p>
      <text:p text:style-name="P29"/>
      <text:list xml:id="list220238360183232" text:continue-list="list2358432504323908549" text:style-name="L3">
        <text:list-header>
          <text:p text:style-name="P84"/>
        </text:list-header>
      </text:list>
      <text:p text:style-name="P29">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9"/>
      <text:p text:style-name="P29"/>
      <text:p text:style-name="P29"/>
      <text:p text:style-name="P29"/>
      <text:p text:style-name="P29"/>
      <text:p text:style-name="P29">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9">. - Не сейчас. В другой книге.\u003e.\n- Сюда бы Твайлайт. Она бы придумала что-нибудь. - Прошептала Флаттершай.\n- Если бы в проход вошла Твайлайт вмес</text:p>
      <text:p text:style-name="P29">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29">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9"><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29"><text:soft-page-break/>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9">ться.\n- Дискорд! Я, то есть! - Воскликнул Дискорд. - Нам нужно поторопиться.\nНо дни проходили, а поиски были безрезультатными. Идей ни у кого не было.</text:p>
      <text:p text:style-name="P29"><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9">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9">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9">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29">тками.\n...\nНа экране выскочило знакомое приглашение.\n- Привет, Нексус.\n- Привет.\n- Как самочувствие?\n- Плохо. Чувствую себя не в своей тарелке.\n-</text:p>
      <text:p text:style-name="P29"><text:s/>А где твоя тарелка?\n- В Эквестрии, Макс.\n- Ты???\n- Да, я. Селестия.\n\nТы могла бы и не околдовывать меня. Я и так сделал бы всё, от меня зависящее,</text:p>
      <text:p text:style-name="P29"><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9">твоём случае мне интереснее был процесс, а не результат. Я и так знала, что ты поможешь нам.\n\n- Как мне освободить тебя?\n- Просто выключи комп.\n(ухо</text:p>
      <text:p text:style-name="P29">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9">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9">. Сил Твайлайт и Луны не хватает. Я зависаю в пространстве между мирами - встречаю Анакорна.\nРазговор с Анакорном.\n\n\nЗемля\n\nЯ открыл глаза. Чёрт,</text:p>
      <text:p text:style-name="P29">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9">скиз РД.\nДа, и начну, наконец фантазию. А то всё собираюсь, да времени нет. \nИ назову её... скажем… “Последний Фанфик”...\n\n-\nАнакорн объясняет, поч</text:p>
      <text:p text:style-name="P29">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9">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9">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29">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29"><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29">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29">абилизации.\nСильнейшие демиурги создают миры с нуля, но Анакорн не из таких</text:p>
      <text:p text:style-name="P29"><text:soft-page-break/></text:p>
      <text:p text:style-name="P30">&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6-30T22:02:38.158000000</dc:date>
    <meta:editing-duration>P11DT14H23M23S</meta:editing-duration>
    <meta:editing-cycles>89</meta:editing-cycles>
    <meta:generator>LibreOffice/4.1.2.3$Windows_x86 LibreOffice_project/40b2d7fde7e8d2d7bc5a449dc65df4d08a7dd38</meta:generator>
    <meta:document-statistic meta:table-count="0" meta:image-count="0" meta:object-count="0" meta:page-count="61" meta:paragraph-count="474" meta:word-count="35689" meta:character-count="242216" meta:non-whitespace-character-count="206684"/>
  </office:meta>
</office:document-meta>
</file>